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parajita" fo:font-size="15pt" style:text-underline-style="none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cc00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color="#cc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haroni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parajita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parajita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Aparajita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style:font-name="Aparajit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style:font-name="Aparajita" style:text-underline-style="none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66ff66"/>
    </style:style>
    <style:style style:name="T14" style:family="text">
      <style:text-properties fo:color="#00c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6">QUELQUES BITMASK HACK UTILES</text:span></text:p>
      <text:p text:style-name="Standard"><text:span text:style-name="T2">Operateur</text:span> </text:p>
      <text:p text:style-name="Standard"><text:tab/>&amp; <text:s text:c="2"/>- <text:s/>bitwise and</text:p>
      <text:p text:style-name="Preformatted_20_Text"><text:tab/>| <text:s text:c="2"/>- <text:s/>bitwise or</text:p>
      <text:p text:style-name="Preformatted_20_Text"><text:tab/>^ <text:s text:c="2"/>- <text:s/>bitwise xor</text:p>
      <text:p text:style-name="Preformatted_20_Text"><text:tab/>~ <text:s text:c="2"/>- <text:s/>bitwise not</text:p>
      <text:p text:style-name="Preformatted_20_Text"><text:tab/>&lt;&lt; <text:s/>- <text:s/>bitwise shift left</text:p>
      <text:p text:style-name="P3"><text:tab/>&gt;&gt; <text:s/>- <text:s/>bitwise shift right</text:p>
      <text:p text:style-name="Standard"/>
      <text:p text:style-name="P1">Tester si le nombre est <text:span text:style-name="T10">impair</text:span></text:p>
      <text:p text:style-name="Standard"><text:tab/></text:p>
      <text:p text:style-name="Standard"><text:span text:style-name="T1"><text:tab/></text:span><text:span text:style-name="T14">int x &amp; ox01!=0</text:span></text:p>
      <text:p text:style-name="Standard"/>
      <text:p text:style-name="P1">Tester si le <text:span text:style-name="T10">n ieme bit est a 1</text:span></text:p>
      <text:p text:style-name="Standard"><text:tab/></text:p>
      <text:p text:style-name="P2"><text:tab/>int x &amp; (1&lt;&lt;n)</text:p>
      <text:p text:style-name="Standard"/>
      <text:p text:style-name="P1"><text:span text:style-name="T10">Mettre un </text:span>1 a la n ieme place</text:p>
      <text:p text:style-name="Standard"/>
      <text:p text:style-name="Standard"><text:tab/><text:span text:style-name="T14">int x | (1&lt;&lt;n)</text:span></text:p>
      <text:p text:style-name="Standard"/>
      <text:p text:style-name="Standard"><text:span text:style-name="T8">Mettre a </text:span><text:span text:style-name="T7">0 a la nieme place</text:span> </text:p>
      <text:p text:style-name="Standard"><text:tab/></text:p>
      <text:p text:style-name="Standard"><text:tab/><text:span text:style-name="T14">int x &amp; ~(1&lt;&lt;n)</text:span> ou si on est sur il y a un 1 : int x ^ (1&lt;&lt;n)</text:p>
      <text:p text:style-name="Standard"/>
      <text:p text:style-name="P1"><text:span text:style-name="T10">Inverser</text:span> la n ieme place</text:p>
      <text:p text:style-name="Standard"><text:tab/></text:p>
      <text:p text:style-name="Standard"><text:tab/><text:span text:style-name="T14">int x ^ (1&lt;&lt;n)</text:span></text:p>
      <text:p text:style-name="Standard"/>
      <text:p text:style-name="P1"><text:span text:style-name="T10">Mettre</text:span> a 1 le premier 0</text:p>
      <text:p text:style-name="Standard"><text:tab/></text:p>
      <text:p text:style-name="Standard"><text:tab/><text:span text:style-name="T14">int x | (x+1)</text:span></text:p>
      <text:p text:style-name="Standard"/>
      <text:p text:style-name="Standard"><text:span text:style-name="T8">Isoler</text:span><text:span text:style-name="T7"> le premier 0</text:span> → 10101<text:span text:style-name="Strong_20_Emphasis">0</text:span>11, producing 00000100 </text:p>
      <text:p text:style-name="Standard"/>
      <text:p text:style-name="Standard"><text:tab/><text:span text:style-name="T14">int ~x &amp; (x+1)</text:span></text:p>
      <text:p text:style-name="Standard"/>
      <text:p text:style-name="Standard"><text:span text:style-name="T8">Isoler</text:span><text:span text:style-name="T7"> le premier 1 </text:span>→ 01010<text:span text:style-name="Strong_20_Emphasis">1</text:span>00 <text:s/>producing 00000100</text:p>
      <text:p text:style-name="Standard"/>
      <text:p text:style-name="Standard"><text:tab/><text:span text:style-name="T14">int x &amp; (-x)</text:span></text:p>
      <text:p text:style-name="Standard"/>
      <text:p text:style-name="P1"><text:span text:style-name="T10">Propage</text:span> a droite le premier 1</text:p>
      <text:p text:style-name="Standard"/>
      <text:p text:style-name="Standard"><text:tab/><text:span text:style-name="T14">int x | x-1</text:span></text:p>
      <text:p text:style-name="Standard"/>
      <text:p text:style-name="P1"><text:span text:style-name="T10">Supprime</text:span> le premier 1</text:p>
      <text:p text:style-name="Standard"/>
      <text:p text:style-name="Standard"><text:tab/><text:span text:style-name="T14">intx &amp; (x-1)</text:span></text:p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2T02:49:39.92</meta:creation-date>
    <meta:document-statistic meta:table-count="0" meta:image-count="0" meta:object-count="0" meta:page-count="2" meta:paragraph-count="33" meta:word-count="152" meta:character-count="680"/>
    <dc:date>2015-08-12T03:21:18.88</dc:date>
    <meta:editing-duration>PT1M7S</meta:editing-duration>
    <meta:editing-cycles>1</meta:editing-cycles>
    <meta:generator>OpenOffice/4.1.1$Win32 OpenOffice.org_project/411m6$Build-9775</meta:generator>
  </office:meta>
</office:document-meta>
</file>